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4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8.67833333333333cm"/>
    </style:style>
    <style:style style:name="co6" style:family="table-column">
      <style:table-column-properties fo:break-before="auto" style:column-width="4.47145833333333cm"/>
    </style:style>
    <style:style style:name="co7" style:family="table-column">
      <style:table-column-properties fo:break-before="auto" style:column-width="4.63020833333333cm"/>
    </style:style>
    <style:style style:name="co8" style:family="table-column">
      <style:table-column-properties fo:break-before="auto" style:column-width="5.26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4">
            <text:p>Análisis pre-índices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1">
            <text:p>Interval (ms)</text:p>
          </table:table-cell>
          <table:table-cell office:value-type="float" office:value="15.356894100253671" table:formula="of:=MAX(0; [.B3]-[.B16])" table:style-name="ce1">
            <text:p>15,3568941</text:p>
          </table:table-cell>
          <table:table-cell office:value-type="float" office:value="18.997660285711248" table:formula="of:=([.B3]+[.B16])" table:style-name="ce1">
            <text:p>18,9976602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dia</text:p>
          </table:table-cell>
          <table:table-cell office:value-type="float" office:value="17.177277192982459" table:style-name="ce2">
            <text:p>17,17727719</text:p>
          </table:table-cell>
          <table:table-cell table:style-name="ce1"/>
          <table:table-cell office:value-type="string" table:style-name="ce1">
            <text:p>Interval (s)</text:p>
          </table:table-cell>
          <table:table-cell office:value-type="float" office:value="1.5356894100253671E-2" table:formula="of:=[.E2]/1000" table:style-name="ce1">
            <text:p>0,015356894</text:p>
          </table:table-cell>
          <table:table-cell office:value-type="float" office:value="1.8997660285711249E-2" table:formula="of:=[.F2]/1000" table:style-name="ce1">
            <text:p>0,0189976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rror típico</text:p>
          </table:table-cell>
          <table:table-cell office:value-type="float" office:value="0.92680833470286639" table:style-name="ce2">
            <text:p>0,9268083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ediana</text:p>
          </table:table-cell>
          <table:table-cell office:value-type="float" office:value="7.6381999999999994" table:style-name="ce2">
            <text:p>7,63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oda</text:p>
          </table:table-cell>
          <table:table-cell office:value-type="float" office:value="2.1425000000000001" table:style-name="ce2">
            <text:p>2,14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esviación estándar</text:p>
          </table:table-cell>
          <table:table-cell office:value-type="float" office:value="22.127245713973966" table:style-name="ce2">
            <text:p>22,1272457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arianza de la muestra</text:p>
          </table:table-cell>
          <table:table-cell office:value-type="float" office:value="489.6150028865793" table:style-name="ce2">
            <text:p>489,61500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urtosis</text:p>
          </table:table-cell>
          <table:table-cell office:value-type="float" office:value="9.5510199775673126" table:style-name="ce2">
            <text:p>9,55101997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eficiente de asimetría</text:p>
          </table:table-cell>
          <table:table-cell office:value-type="float" office:value="2.5019486116866108" table:style-name="ce2">
            <text:p>2,5019486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ango</text:p>
          </table:table-cell>
          <table:table-cell office:value-type="float" office:value="178.88940000000002" table:style-name="ce2">
            <text:p>178,889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ínimo</text:p>
          </table:table-cell>
          <table:table-cell office:value-type="float" office:value="1.7265999999999999" table:style-name="ce2">
            <text:p>1,72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áximo</text:p>
          </table:table-cell>
          <table:table-cell office:value-type="float" office:value="180.61600000000001" table:style-name="ce2">
            <text:p>180,6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uma</text:p>
          </table:table-cell>
          <table:table-cell office:value-type="float" office:value="9791.0480000000007" table:style-name="ce2">
            <text:p>9791,0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uenta</text:p>
          </table:table-cell>
          <table:table-cell office:value-type="float" office:value="570" table:style-name="ce2">
            <text:p>57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Nivel de confianza(95,0%)</text:p>
          </table:table-cell>
          <table:table-cell office:value-type="float" office:value="1.8203830927287878" table:style-name="ce3">
            <text:p>1,820383093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tester-performance-1-clean" table:style-name="ta2"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request-method</text:p>
          </table:table-cell>
          <table:table-cell office:value-type="string" table:style-name="ce1">
            <text:p>request-path</text:p>
          </table:table-cell>
          <table:table-cell office:value-type="string" table:style-name="ce1">
            <text:p>response-status</text:p>
          </table:table-cell>
          <table:table-cell office:value-type="string" table:style-name="ce1">
            <text:p>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98.880300000000005" table:style-name="ce1">
            <text:p>98,88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7.1437999999999997" table:style-name="ce1">
            <text:p>7,14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5679999999999996" table:style-name="ce1">
            <text:p>4,5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8.1191999999999993" table:style-name="ce1">
            <text:p>8,11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1144999999999996" table:style-name="ce1">
            <text:p>4,11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4222999999999999" table:style-name="ce1">
            <text:p>3,42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9819" table:style-name="ce1">
            <text:p>2,98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653" table:style-name="ce1">
            <text:p>3,6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7812999999999999" table:style-name="ce1">
            <text:p>2,78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8218999999999999" table:style-name="ce1">
            <text:p>2,82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306999999999999" table:style-name="ce1">
            <text:p>2,53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0893999999999999" table:style-name="ce1">
            <text:p>3,08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070999999999998" table:style-name="ce1">
            <text:p>2,40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2467000000000001" table:style-name="ce1">
            <text:p>3,24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7341000000000002" table:style-name="ce1">
            <text:p>3,73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6305999999999998" table:style-name="ce1">
            <text:p>2,63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327000000000001" table:style-name="ce1">
            <text:p>2,43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6850999999999998" table:style-name="ce1">
            <text:p>2,68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010000000000001" table:style-name="ce1">
            <text:p>2,2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340999999999999" table:style-name="ce1">
            <text:p>2,43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7092000000000001" table:style-name="ce1">
            <text:p>2,70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8980000000000001" table:style-name="ce1">
            <text:p>2,8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749000000000001" table:style-name="ce1">
            <text:p>2,27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151999999999999" table:style-name="ce1">
            <text:p>2,31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879999999999999" table:style-name="ce1">
            <text:p>2,3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024" table:style-name="ce1">
            <text:p>2,30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059" table:style-name="ce1">
            <text:p>2,50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7624" table:style-name="ce1">
            <text:p>2,76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837000000000001" table:style-name="ce1">
            <text:p>2,28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457999999999998" table:style-name="ce1">
            <text:p>2,04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586999999999998" table:style-name="ce1">
            <text:p>2,35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891000000000002" table:style-name="ce1">
            <text:p>2,08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781000000000001" table:style-name="ce1">
            <text:p>2,07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679000000000002" table:style-name="ce1">
            <text:p>2,46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565000000000002" table:style-name="ce1">
            <text:p>2,05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831999999999998" table:style-name="ce1">
            <text:p>2,18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364999999999999" table:style-name="ce1">
            <text:p>2,23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223000000000002" table:style-name="ce1">
            <text:p>2,22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35" table:style-name="ce1">
            <text:p>2,3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090999999999998" table:style-name="ce1">
            <text:p>2,20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9043000000000001" table:style-name="ce1">
            <text:p>1,90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779000000000002" table:style-name="ce1">
            <text:p>2,17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6376999999999997" table:style-name="ce1">
            <text:p>5,63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640000000000001" table:style-name="ce1">
            <text:p>2,1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642" table:style-name="ce1">
            <text:p>2,06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19" table:style-name="ce1">
            <text:p>2,3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187999999999998" table:style-name="ce1">
            <text:p>2,11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9764999999999997" table:style-name="ce1">
            <text:p>4,97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61" table:style-name="ce1">
            <text:p>2,1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999000000000001" table:style-name="ce1">
            <text:p>2,3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270000000000001" table:style-name="ce1">
            <text:p>2,5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811999999999999" table:style-name="ce1">
            <text:p>2,58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954" table:style-name="ce1">
            <text:p>2,39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9142999999999999" table:style-name="ce1">
            <text:p>1,91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794999999999999" table:style-name="ce1">
            <text:p>2,07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162999999999999" table:style-name="ce1">
            <text:p>2,21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525000000000001" table:style-name="ce1">
            <text:p>2,45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316000000000001" table:style-name="ce1">
            <text:p>2,0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229000000000002" table:style-name="ce1">
            <text:p>2,32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3651" table:style-name="ce1">
            <text:p>3,36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084999999999998" table:style-name="ce1">
            <text:p>2,10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5644999999999998" table:style-name="ce1">
            <text:p>4,56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8158000000000001" table:style-name="ce1">
            <text:p>1,81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8616999999999999" table:style-name="ce1">
            <text:p>1,86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570000000000001" table:style-name="ce1">
            <text:p>2,2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354000000000002" table:style-name="ce1">
            <text:p>2,13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170999999999999" table:style-name="ce1">
            <text:p>2,31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5716999999999999" table:style-name="ce1">
            <text:p>3,57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141999999999999" table:style-name="ce1">
            <text:p>2,11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9433" table:style-name="ce1">
            <text:p>1,94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226000000000002" table:style-name="ce1">
            <text:p>2,52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9910000000000001" table:style-name="ce1">
            <text:p>1,9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9166000000000001" table:style-name="ce1">
            <text:p>1,91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6.985199999999999" table:style-name="ce1">
            <text:p>16,98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4.384699999999995" table:style-name="ce1">
            <text:p>64,38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4.4973000000000001" table:style-name="ce1">
            <text:p>4,49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3.790699999999999" table:style-name="ce1">
            <text:p>13,79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4.1782000000000004" table:style-name="ce1">
            <text:p>4,17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1.0837" table:style-name="ce1">
            <text:p>11,08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8477999999999999" table:style-name="ce1">
            <text:p>2,84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0.303000000000001" table:style-name="ce1">
            <text:p>10,3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3092000000000001" table:style-name="ce1">
            <text:p>3,30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9827000000000004" table:style-name="ce1">
            <text:p>7,98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9752000000000001" table:style-name="ce1">
            <text:p>2,97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9.1857000000000006" table:style-name="ce1">
            <text:p>9,18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3548" table:style-name="ce1">
            <text:p>3,35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9070999999999998" table:style-name="ce1">
            <text:p>7,90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9759000000000002" table:style-name="ce1">
            <text:p>2,97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7803000000000004" table:style-name="ce1">
            <text:p>7,78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1478000000000002" table:style-name="ce1">
            <text:p>3,14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4430999999999994" table:style-name="ce1">
            <text:p>8,44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0632999999999999" table:style-name="ce1">
            <text:p>3,06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2470999999999997" table:style-name="ce1">
            <text:p>7,24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237000000000001" table:style-name="ce1">
            <text:p>2,32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6220999999999997" table:style-name="ce1">
            <text:p>8,62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068000000000001" table:style-name="ce1">
            <text:p>2,40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8974000000000002" table:style-name="ce1">
            <text:p>7,89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891" table:style-name="ce1">
            <text:p>2,8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6307999999999998" table:style-name="ce1">
            <text:p>7,63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540999999999999" table:style-name="ce1">
            <text:p>2,45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7522000000000002" table:style-name="ce1">
            <text:p>7,75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022" table:style-name="ce1">
            <text:p>2,30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4466999999999999" table:style-name="ce1">
            <text:p>7,44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524999999999999" table:style-name="ce1">
            <text:p>2,25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9157999999999999" table:style-name="ce1">
            <text:p>7,91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394999999999998" table:style-name="ce1">
            <text:p>2,43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3244000000000007" table:style-name="ce1">
            <text:p>8,32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315999999999998" table:style-name="ce1">
            <text:p>2,2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1448999999999998" table:style-name="ce1">
            <text:p>8,14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178000000000001" table:style-name="ce1">
            <text:p>2,31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4227999999999996" table:style-name="ce1">
            <text:p>7,42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389000000000002" table:style-name="ce1">
            <text:p>2,33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2533999999999992" table:style-name="ce1">
            <text:p>8,25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74" table:style-name="ce1">
            <text:p>2,2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1242000000000001" table:style-name="ce1">
            <text:p>7,12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351000000000001" table:style-name="ce1">
            <text:p>2,23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4097999999999997" table:style-name="ce1">
            <text:p>7,40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4668999999999999" table:style-name="ce1">
            <text:p>3,46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0659000000000001" table:style-name="ce1">
            <text:p>7,06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585999999999999" table:style-name="ce1">
            <text:p>2,25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8512000000000004" table:style-name="ce1">
            <text:p>8,85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1294" table:style-name="ce1">
            <text:p>2,12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9589999999999996" table:style-name="ce1">
            <text:p>7,9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1004999999999998" table:style-name="ce1">
            <text:p>2,10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3497000000000003" table:style-name="ce1">
            <text:p>7,34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508000000000001" table:style-name="ce1">
            <text:p>2,45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6924000000000001" table:style-name="ce1">
            <text:p>7,69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069999999999999" table:style-name="ce1">
            <text:p>2,2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9865000000000004" table:style-name="ce1">
            <text:p>7,98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115" table:style-name="ce1">
            <text:p>2,21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6437999999999997" table:style-name="ce1">
            <text:p>7,64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132000000000001" table:style-name="ce1">
            <text:p>2,21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4755000000000003" table:style-name="ce1">
            <text:p>7,47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.9882" table:style-name="ce1">
            <text:p>1,98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2842000000000002" table:style-name="ce1">
            <text:p>7,28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0918000000000001" table:style-name="ce1">
            <text:p>2,09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2545999999999999" table:style-name="ce1">
            <text:p>7,25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4.3937999999999997" table:style-name="ce1">
            <text:p>4,39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9.4977999999999998" table:style-name="ce1">
            <text:p>9,49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011999999999998" table:style-name="ce1">
            <text:p>2,4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5361999999999991" table:style-name="ce1">
            <text:p>8,53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612999999999999" table:style-name="ce1">
            <text:p>2,26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1524000000000001" table:style-name="ce1">
            <text:p>7,15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0110999999999999" table:style-name="ce1">
            <text:p>2,01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9469999999999992" table:style-name="ce1">
            <text:p>8,9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089" table:style-name="ce1">
            <text:p>2,0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.7211999999999996" table:style-name="ce1">
            <text:p>6,72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0775000000000001" table:style-name="ce1">
            <text:p>2,07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0.4026" table:style-name="ce1">
            <text:p>10,40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0114999999999998" table:style-name="ce1">
            <text:p>2,01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9118000000000004" table:style-name="ce1">
            <text:p>7,91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.8817999999999999" table:style-name="ce1">
            <text:p>1,88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5498000000000003" table:style-name="ce1">
            <text:p>7,54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523000000000001" table:style-name="ce1">
            <text:p>2,35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0297000000000001" table:style-name="ce1">
            <text:p>7,02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1021999999999998" table:style-name="ce1">
            <text:p>2,10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3563000000000001" table:style-name="ce1">
            <text:p>7,35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588" table:style-name="ce1">
            <text:p>2,35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6371000000000002" table:style-name="ce1">
            <text:p>8,63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7717999999999998" table:style-name="ce1">
            <text:p>2,77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2852999999999994" table:style-name="ce1">
            <text:p>8,28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738999999999999" table:style-name="ce1">
            <text:p>2,37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3525" table:style-name="ce1">
            <text:p>7,35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593000000000001" table:style-name="ce1">
            <text:p>2,25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.9645000000000001" table:style-name="ce1">
            <text:p>6,96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.8617999999999999" table:style-name="ce1">
            <text:p>1,86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0942999999999996" table:style-name="ce1">
            <text:p>7,09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1.553599999999999" table:style-name="ce1">
            <text:p>31,55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5.6817000000000002" table:style-name="ce1">
            <text:p>5,68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5.8015999999999996" table:style-name="ce1">
            <text:p>5,8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1627000000000001" table:style-name="ce1">
            <text:p>4,16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5142000000000002" table:style-name="ce1">
            <text:p>3,51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2992999999999997" table:style-name="ce1">
            <text:p>4,29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2176999999999998" table:style-name="ce1">
            <text:p>4,21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3307000000000002" table:style-name="ce1">
            <text:p>3,33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0175000000000001" table:style-name="ce1">
            <text:p>4,01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8706999999999998" table:style-name="ce1">
            <text:p>2,87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5055000000000001" table:style-name="ce1">
            <text:p>3,50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8733" table:style-name="ce1">
            <text:p>2,87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7706" table:style-name="ce1">
            <text:p>2,77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0095999999999998" table:style-name="ce1">
            <text:p>3,00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193000000000001" table:style-name="ce1">
            <text:p>2,31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288" table:style-name="ce1">
            <text:p>2,62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241000000000001" table:style-name="ce1">
            <text:p>2,42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2625999999999999" table:style-name="ce1">
            <text:p>3,26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506000000000002" table:style-name="ce1">
            <text:p>2,55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8662999999999998" table:style-name="ce1">
            <text:p>2,86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281999999999998" table:style-name="ce1">
            <text:p>2,32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8736999999999999" table:style-name="ce1">
            <text:p>2,87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604" table:style-name="ce1">
            <text:p>2,56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8090999999999999" table:style-name="ce1">
            <text:p>2,80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742" table:style-name="ce1">
            <text:p>2,27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046999999999999" table:style-name="ce1">
            <text:p>2,20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995999999999999" table:style-name="ce1">
            <text:p>2,29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086999999999998" table:style-name="ce1">
            <text:p>2,60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561999999999999" table:style-name="ce1">
            <text:p>2,45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778" table:style-name="ce1">
            <text:p>2,17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196" table:style-name="ce1">
            <text:p>2,41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707999999999998" table:style-name="ce1">
            <text:p>2,17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307000000000002" table:style-name="ce1">
            <text:p>2,33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961" table:style-name="ce1">
            <text:p>2,29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428999999999999" table:style-name="ce1">
            <text:p>2,54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156999999999999" table:style-name="ce1">
            <text:p>2,61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318000000000001" table:style-name="ce1">
            <text:p>2,53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928000000000001" table:style-name="ce1">
            <text:p>2,19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900999999999998" table:style-name="ce1">
            <text:p>2,29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400999999999998" table:style-name="ce1">
            <text:p>2,04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197" table:style-name="ce1">
            <text:p>2,21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600999999999999" table:style-name="ce1">
            <text:p>2,16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003000000000001" table:style-name="ce1">
            <text:p>2,4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781" table:style-name="ce1">
            <text:p>1,97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782000000000002" table:style-name="ce1">
            <text:p>2,47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8966000000000001" table:style-name="ce1">
            <text:p>1,89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119" table:style-name="ce1">
            <text:p>2,21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219" table:style-name="ce1">
            <text:p>2,02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633000000000002" table:style-name="ce1">
            <text:p>2,36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057999999999999" table:style-name="ce1">
            <text:p>2,10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522999999999998" table:style-name="ce1">
            <text:p>2,05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298000000000001" table:style-name="ce1">
            <text:p>2,32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344000000000002" table:style-name="ce1">
            <text:p>2,53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809000000000002" table:style-name="ce1">
            <text:p>2,08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998999999999998" table:style-name="ce1">
            <text:p>2,4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398000000000001" table:style-name="ce1">
            <text:p>2,13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417000000000001" table:style-name="ce1">
            <text:p>2,54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537000000000002" table:style-name="ce1">
            <text:p>2,15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7542" table:style-name="ce1">
            <text:p>1,75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425000000000001" table:style-name="ce1">
            <text:p>2,14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7867000000000002" table:style-name="ce1">
            <text:p>2,78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728" table:style-name="ce1">
            <text:p>2,07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630000000000002" table:style-name="ce1">
            <text:p>2,5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364000000000001" table:style-name="ce1">
            <text:p>2,13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861999999999999" table:style-name="ce1">
            <text:p>2,18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215999999999998" table:style-name="ce1">
            <text:p>2,52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222999999999999" table:style-name="ce1">
            <text:p>1,92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219999999999999" table:style-name="ce1">
            <text:p>2,1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1012" table:style-name="ce1">
            <text:p>3,1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901000000000001" table:style-name="ce1">
            <text:p>2,09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838" table:style-name="ce1">
            <text:p>1,98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670999999999998" table:style-name="ce1">
            <text:p>2,46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8864000000000001" table:style-name="ce1">
            <text:p>1,88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620000000000001" table:style-name="ce1">
            <text:p>2,3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757999999999999" table:style-name="ce1">
            <text:p>2,37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219999999999998" table:style-name="ce1">
            <text:p>2,0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631999999999999" table:style-name="ce1">
            <text:p>2,26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393000000000001" table:style-name="ce1">
            <text:p>2,23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798000000000002" table:style-name="ce1">
            <text:p>2,17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336000000000001" table:style-name="ce1">
            <text:p>2,33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326000000000001" table:style-name="ce1">
            <text:p>2,13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425000000000001" table:style-name="ce1">
            <text:p>2,14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8210999999999999" table:style-name="ce1">
            <text:p>1,82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482999999999999" table:style-name="ce1">
            <text:p>2,64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393" table:style-name="ce1">
            <text:p>1,93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282000000000002" table:style-name="ce1">
            <text:p>2,22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524" table:style-name="ce1">
            <text:p>2,05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6713" table:style-name="ce1">
            <text:p>3,67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682999999999999" table:style-name="ce1">
            <text:p>2,16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905999999999998" table:style-name="ce1">
            <text:p>2,09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992999999999999" table:style-name="ce1">
            <text:p>2,09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588000000000002" table:style-name="ce1">
            <text:p>2,05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7265999999999999" table:style-name="ce1">
            <text:p>1,72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132999999999998" table:style-name="ce1">
            <text:p>2,21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713000000000001" table:style-name="ce1">
            <text:p>1,97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974000000000001" table:style-name="ce1">
            <text:p>1,99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8084" table:style-name="ce1">
            <text:p>1,80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8.3413000000000004" table:style-name="ce1">
            <text:p>8,34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6.9097" table:style-name="ce1">
            <text:p>6,90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4097" table:style-name="ce1">
            <text:p>4,40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6583999999999999" table:style-name="ce1">
            <text:p>3,65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2739000000000003" table:style-name="ce1">
            <text:p>4,27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7808000000000002" table:style-name="ce1">
            <text:p>3,78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2422" table:style-name="ce1">
            <text:p>3,24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7822" table:style-name="ce1">
            <text:p>3,78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5211999999999999" table:style-name="ce1">
            <text:p>3,52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2484999999999999" table:style-name="ce1">
            <text:p>4,24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2227999999999999" table:style-name="ce1">
            <text:p>3,22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8784999999999998" table:style-name="ce1">
            <text:p>2,87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8925999999999998" table:style-name="ce1">
            <text:p>3,89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1145" table:style-name="ce1">
            <text:p>3,11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8008999999999999" table:style-name="ce1">
            <text:p>2,8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0880000000000001" table:style-name="ce1">
            <text:p>3,0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2694999999999999" table:style-name="ce1">
            <text:p>3,26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3804999999999996" table:style-name="ce1">
            <text:p>4,38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0076000000000001" table:style-name="ce1">
            <text:p>3,00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0335000000000001" table:style-name="ce1">
            <text:p>3,03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5516000000000001" table:style-name="ce1">
            <text:p>3,55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4345999999999997" table:style-name="ce1">
            <text:p>4,43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7734999999999999" table:style-name="ce1">
            <text:p>2,77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7526999999999999" table:style-name="ce1">
            <text:p>2,75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21.7987" table:style-name="ce1">
            <text:p>21,79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180.61600000000001" table:style-name="ce1">
            <text:p>180,6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1.877499999999998" table:style-name="ce1">
            <text:p>61,87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0.486900000000006" table:style-name="ce1">
            <text:p>70,48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5.894900000000007" table:style-name="ce1">
            <text:p>65,89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2.922200000000004" table:style-name="ce1">
            <text:p>72,92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53.999299999999998" table:style-name="ce1">
            <text:p>53,99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59.342300000000002" table:style-name="ce1">
            <text:p>59,34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151.32910000000001" table:style-name="ce1">
            <text:p>151,32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8.419600000000003" table:style-name="ce1">
            <text:p>68,41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9.535300000000007" table:style-name="ce1">
            <text:p>69,53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.5303000000000004" table:style-name="ce1">
            <text:p>7,53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6.8063" table:style-name="ce1">
            <text:p>36,80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8.0408000000000008" table:style-name="ce1">
            <text:p>8,04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2.9377" table:style-name="ce1">
            <text:p>32,93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.3428000000000004" table:style-name="ce1">
            <text:p>7,34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0.230799999999999" table:style-name="ce1">
            <text:p>30,23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5.9261999999999997" table:style-name="ce1">
            <text:p>5,92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5.654299999999999" table:style-name="ce1">
            <text:p>35,65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0.534400000000002" table:style-name="ce1">
            <text:p>30,53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9.228900000000003" table:style-name="ce1">
            <text:p>39,22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0.581900000000001" table:style-name="ce1">
            <text:p>30,58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5.966799999999999" table:style-name="ce1">
            <text:p>35,96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0.1953" table:style-name="ce1">
            <text:p>30,19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42.330800000000004" table:style-name="ce1">
            <text:p>42,33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4.777999999999999" table:style-name="ce1">
            <text:p>34,7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41.791200000000003" table:style-name="ce1">
            <text:p>41,79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6.675800000000002" table:style-name="ce1">
            <text:p>36,67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7.8431" table:style-name="ce1">
            <text:p>37,84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8.555500000000002" table:style-name="ce1">
            <text:p>38,55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13.6191" table:style-name="ce1">
            <text:p>13,61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.4724000000000004" table:style-name="ce1">
            <text:p>7,47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11.086" table:style-name="ce1">
            <text:p>11,0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38.131900000000002" table:style-name="ce1">
            <text:p>38,13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8.3907000000000007" table:style-name="ce1">
            <text:p>8,39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28.3263" table:style-name="ce1">
            <text:p>28,32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8.1060999999999996" table:style-name="ce1">
            <text:p>8,10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4.246299999999998" table:style-name="ce1">
            <text:p>34,24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2.248800000000003" table:style-name="ce1">
            <text:p>32,24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3.740400000000001" table:style-name="ce1">
            <text:p>33,74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4.332099999999997" table:style-name="ce1">
            <text:p>34,33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28.7087" table:style-name="ce1">
            <text:p>28,70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64.340900000000005" table:style-name="ce1">
            <text:p>64,34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47.502600000000001" table:style-name="ce1">
            <text:p>47,50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3.179600000000001" table:style-name="ce1">
            <text:p>23,17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1.086200000000002" table:style-name="ce1">
            <text:p>21,08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9.064399999999999" table:style-name="ce1">
            <text:p>19,06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2.452999999999999" table:style-name="ce1">
            <text:p>22,4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4.304300000000001" table:style-name="ce1">
            <text:p>24,30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5.3302" table:style-name="ce1">
            <text:p>15,33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8.616800000000001" table:style-name="ce1">
            <text:p>18,61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5.6922" table:style-name="ce1">
            <text:p>15,69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6.4724" table:style-name="ce1">
            <text:p>16,47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6.308800000000002" table:style-name="ce1">
            <text:p>16,30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6.7041" table:style-name="ce1">
            <text:p>16,70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7.534099999999999" table:style-name="ce1">
            <text:p>17,53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6.6646" table:style-name="ce1">
            <text:p>16,66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0.596499999999999" table:style-name="ce1">
            <text:p>20,59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6.204799999999999" table:style-name="ce1">
            <text:p>16,20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6.638500000000001" table:style-name="ce1">
            <text:p>16,63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4.580299999999999" table:style-name="ce1">
            <text:p>14,58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0.174099999999999" table:style-name="ce1">
            <text:p>10,17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65.715199999999996" table:style-name="ce1">
            <text:p>65,71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46.037999999999997" table:style-name="ce1">
            <text:p>46,0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46.583199999999998" table:style-name="ce1">
            <text:p>46,58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01.83669999999999" table:style-name="ce1">
            <text:p>101,83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71.454800000000006" table:style-name="ce1">
            <text:p>71,45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43.301400000000001" table:style-name="ce1">
            <text:p>43,30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48.420200000000001" table:style-name="ce1">
            <text:p>48,42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43.483600000000003" table:style-name="ce1">
            <text:p>43,48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23.283200000000001" table:style-name="ce1">
            <text:p>23,28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1.992899999999999" table:style-name="ce1">
            <text:p>31,99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8.1960999999999995" table:style-name="ce1">
            <text:p>8,19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0.2681" table:style-name="ce1">
            <text:p>30,26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6.5585000000000004" table:style-name="ce1">
            <text:p>6,55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0.12" table:style-name="ce1">
            <text:p>30,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0.745899999999999" table:style-name="ce1">
            <text:p>30,74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29.816600000000001" table:style-name="ce1">
            <text:p>29,81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7.6315999999999997" table:style-name="ce1">
            <text:p>7,6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29.1555" table:style-name="ce1">
            <text:p>29,15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7.0129999999999999" table:style-name="ce1">
            <text:p>7,0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73.673199999999994" table:style-name="ce1">
            <text:p>73,67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1.695900000000002" table:style-name="ce1">
            <text:p>31,69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60.965200000000003" table:style-name="ce1">
            <text:p>60,96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1.23" table:style-name="ce1">
            <text:p>31,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62.196100000000001" table:style-name="ce1">
            <text:p>62,19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4.958599999999997" table:style-name="ce1">
            <text:p>34,95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61.552500000000002" table:style-name="ce1">
            <text:p>61,55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1.7087" table:style-name="ce1">
            <text:p>31,70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61.365000000000002" table:style-name="ce1">
            <text:p>61,3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0.920200000000001" table:style-name="ce1">
            <text:p>30,92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64.785600000000002" table:style-name="ce1">
            <text:p>64,78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2.0321" table:style-name="ce1">
            <text:p>12,03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9751999999999992" table:style-name="ce1">
            <text:p>9,97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0.257400000000001" table:style-name="ce1">
            <text:p>10,25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9515999999999991" table:style-name="ce1">
            <text:p>8,95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2059999999999995" table:style-name="ce1">
            <text:p>9,2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1975999999999996" table:style-name="ce1">
            <text:p>9,19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0120000000000005" table:style-name="ce1">
            <text:p>9,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9636999999999993" table:style-name="ce1">
            <text:p>8,96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9727999999999994" table:style-name="ce1">
            <text:p>8,97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3925000000000001" table:style-name="ce1">
            <text:p>8,39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500" table:style-name="ce1">
            <text:p>500</text:p>
          </table:table-cell>
          <table:table-cell office:value-type="float" office:value="32.854100000000003" table:style-name="ce1">
            <text:p>32,85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500" table:style-name="ce1">
            <text:p>500</text:p>
          </table:table-cell>
          <table:table-cell office:value-type="float" office:value="29.299299999999999" table:style-name="ce1">
            <text:p>29,29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500" table:style-name="ce1">
            <text:p>500</text:p>
          </table:table-cell>
          <table:table-cell office:value-type="float" office:value="28.7669" table:style-name="ce1">
            <text:p>28,76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7847000000000008" table:style-name="ce1">
            <text:p>8,78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7161000000000008" table:style-name="ce1">
            <text:p>8,71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7.7904" table:style-name="ce1">
            <text:p>7,79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5030000000000001" table:style-name="ce1">
            <text:p>8,5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2.045999999999999" table:style-name="ce1">
            <text:p>12,0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42.3962" table:style-name="ce1">
            <text:p>42,39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16.039200000000001" table:style-name="ce1">
            <text:p>16,03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36.284599999999998" table:style-name="ce1">
            <text:p>36,28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38.953000000000003" table:style-name="ce1">
            <text:p>38,9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18.477699999999999" table:style-name="ce1">
            <text:p>18,47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8.1151" table:style-name="ce1">
            <text:p>8,11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28.6981" table:style-name="ce1">
            <text:p>28,69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29.041" table:style-name="ce1">
            <text:p>29,0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3.839700000000001" table:style-name="ce1">
            <text:p>33,83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1.4831" table:style-name="ce1">
            <text:p>31,48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2.698" table:style-name="ce1">
            <text:p>32,6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8.4244000000000003" table:style-name="ce1">
            <text:p>8,42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42.3675" table:style-name="ce1">
            <text:p>42,36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1.261600000000001" table:style-name="ce1">
            <text:p>31,26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38.905900000000003" table:style-name="ce1">
            <text:p>38,90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6.967399999999998" table:style-name="ce1">
            <text:p>36,96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7.7485999999999997" table:style-name="ce1">
            <text:p>7,74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41.960999999999999" table:style-name="ce1">
            <text:p>41,9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7.7624000000000004" table:style-name="ce1">
            <text:p>7,76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1.145900000000001" table:style-name="ce1">
            <text:p>31,14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8.0454000000000008" table:style-name="ce1">
            <text:p>8,04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2.225099999999998" table:style-name="ce1">
            <text:p>32,22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7.0419" table:style-name="ce1">
            <text:p>7,04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35.817" table:style-name="ce1">
            <text:p>35,8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10.123799999999999" table:style-name="ce1">
            <text:p>10,12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30.433" table:style-name="ce1">
            <text:p>30,4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6166" table:style-name="ce1">
            <text:p>8,61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0.177399999999999" table:style-name="ce1">
            <text:p>30,17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4529999999999994" table:style-name="ce1">
            <text:p>8,4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2.257800000000003" table:style-name="ce1">
            <text:p>32,25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6082000000000001" table:style-name="ce1">
            <text:p>8,60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6.232799999999997" table:style-name="ce1">
            <text:p>36,23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1578999999999997" table:style-name="ce1">
            <text:p>8,15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3.9739" table:style-name="ce1">
            <text:p>33,97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7.7508999999999997" table:style-name="ce1">
            <text:p>7,75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3.035800000000002" table:style-name="ce1">
            <text:p>33,03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9.1907999999999994" table:style-name="ce1">
            <text:p>9,19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4.862900000000003" table:style-name="ce1">
            <text:p>34,86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1921999999999997" table:style-name="ce1">
            <text:p>8,19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28.5992" table:style-name="ce1">
            <text:p>28,59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0.7898" table:style-name="ce1">
            <text:p>30,78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1.803999999999998" table:style-name="ce1">
            <text:p>31,8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5243000000000002" table:style-name="ce1">
            <text:p>8,52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5.967799999999997" table:style-name="ce1">
            <text:p>35,96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11.326599999999999" table:style-name="ce1">
            <text:p>11,32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17.815000000000001" table:style-name="ce1">
            <text:p>17,8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11.3453" table:style-name="ce1">
            <text:p>11,34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0241000000000007" table:style-name="ce1">
            <text:p>8,02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36.529299999999999" table:style-name="ce1">
            <text:p>36,52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27.509599999999999" table:style-name="ce1">
            <text:p>27,50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7.9835000000000003" table:style-name="ce1">
            <text:p>7,98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3.336300000000001" table:style-name="ce1">
            <text:p>33,33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0.29" table:style-name="ce1">
            <text:p>30,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0.443899999999999" table:style-name="ce1">
            <text:p>30,44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29.625499999999999" table:style-name="ce1">
            <text:p>29,62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0.692" table:style-name="ce1">
            <text:p>30,6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7.6326000000000001" table:style-name="ce1">
            <text:p>7,63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2.988300000000002" table:style-name="ce1">
            <text:p>32,98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1420999999999992" table:style-name="ce1">
            <text:p>8,14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4.451999999999998" table:style-name="ce1">
            <text:p>34,4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7.4893000000000001" table:style-name="ce1">
            <text:p>7,48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3.522199999999998" table:style-name="ce1">
            <text:p>33,52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7.3606999999999996" table:style-name="ce1">
            <text:p>7,36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2.692799999999998" table:style-name="ce1">
            <text:p>32,69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7.4744999999999999" table:style-name="ce1">
            <text:p>7,47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7.146700000000003" table:style-name="ce1">
            <text:p>37,14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532" table:style-name="ce1">
            <text:p>8,5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15.220800000000001" table:style-name="ce1">
            <text:p>15,22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11.012600000000001" table:style-name="ce1">
            <text:p>11,01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132.00299999999999" table:style-name="ce1">
            <text:p>132,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6.631900000000002" table:style-name="ce1">
            <text:p>46,63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37.306899999999999" table:style-name="ce1">
            <text:p>37,30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39.910400000000003" table:style-name="ce1">
            <text:p>39,91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79.814499999999995" table:style-name="ce1">
            <text:p>79,81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64.356899999999996" table:style-name="ce1">
            <text:p>64,35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0.034399999999998" table:style-name="ce1">
            <text:p>40,03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37.290700000000001" table:style-name="ce1">
            <text:p>37,29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8.409599999999998" table:style-name="ce1">
            <text:p>58,40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62.759599999999999" table:style-name="ce1">
            <text:p>62,75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96.561000000000007" table:style-name="ce1">
            <text:p>96,5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39.985500000000002" table:style-name="ce1">
            <text:p>39,98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9.2271999999999998" table:style-name="ce1">
            <text:p>9,22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72.273799999999994" table:style-name="ce1">
            <text:p>72,27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72.133600000000001" table:style-name="ce1">
            <text:p>72,13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96.0886" table:style-name="ce1">
            <text:p>96,08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109.25069999999999" table:style-name="ce1">
            <text:p>109,25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67.301599999999993" table:style-name="ce1">
            <text:p>67,3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6.213000000000001" table:style-name="ce1">
            <text:p>46,2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.5934999999999997" table:style-name="ce1">
            <text:p>4,59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500" table:style-name="ce1">
            <text:p>500</text:p>
          </table:table-cell>
          <table:table-cell office:value-type="float" office:value="32.461300000000001" table:style-name="ce1">
            <text:p>32,46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delete</text:p>
          </table:table-cell>
          <table:table-cell office:value-type="float" office:value="200" table:style-name="ce1">
            <text:p>200</text:p>
          </table:table-cell>
          <table:table-cell office:value-type="float" office:value="13.3521" table:style-name="ce1">
            <text:p>13,35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28.743300000000001" table:style-name="ce1">
            <text:p>28,74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200" table:style-name="ce1">
            <text:p>200</text:p>
          </table:table-cell>
          <table:table-cell office:value-type="float" office:value="6.2328000000000001" table:style-name="ce1">
            <text:p>6,23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1.793600000000001" table:style-name="ce1">
            <text:p>31,79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5.055300000000003" table:style-name="ce1">
            <text:p>35,05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3.877499999999998" table:style-name="ce1">
            <text:p>33,87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0.8613" table:style-name="ce1">
            <text:p>30,86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0.1038" table:style-name="ce1">
            <text:p>30,10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46.1691" table:style-name="ce1">
            <text:p>46,16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7.346299999999999" table:style-name="ce1">
            <text:p>37,34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4.411200000000001" table:style-name="ce1">
            <text:p>34,41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4.4071" table:style-name="ce1">
            <text:p>14,40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0.3657" table:style-name="ce1">
            <text:p>10,36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8026999999999997" table:style-name="ce1">
            <text:p>7,80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3.907" table:style-name="ce1">
            <text:p>13,9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9.2630999999999997" table:style-name="ce1">
            <text:p>9,26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1.775" table:style-name="ce1">
            <text:p>11,7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8452999999999999" table:style-name="ce1">
            <text:p>8,84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2.4008" table:style-name="ce1">
            <text:p>12,40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9.1453000000000007" table:style-name="ce1">
            <text:p>9,14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9339000000000004" table:style-name="ce1">
            <text:p>7,93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1826000000000008" table:style-name="ce1">
            <text:p>8,18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0299999999999994" table:style-name="ce1">
            <text:p>8,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0.8354" table:style-name="ce1">
            <text:p>10,83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3564999999999996" table:style-name="ce1">
            <text:p>7,35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4001999999999999" table:style-name="ce1">
            <text:p>7,40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7569999999999997" table:style-name="ce1">
            <text:p>7,7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6.6765999999999996" table:style-name="ce1">
            <text:p>6,67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4733999999999998" table:style-name="ce1">
            <text:p>7,47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8029000000000002" table:style-name="ce1">
            <text:p>7,80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5.8406000000000002" table:style-name="ce1">
            <text:p>5,84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0646000000000004" table:style-name="ce1">
            <text:p>8,06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500" table:style-name="ce1">
            <text:p>500</text:p>
          </table:table-cell>
          <table:table-cell office:value-type="float" office:value="32.387" table:style-name="ce1">
            <text:p>32,3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500" table:style-name="ce1">
            <text:p>500</text:p>
          </table:table-cell>
          <table:table-cell office:value-type="float" office:value="29.598500000000001" table:style-name="ce1">
            <text:p>29,59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8687000000000005" table:style-name="ce1">
            <text:p>8,86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0391000000000004" table:style-name="ce1">
            <text:p>7,03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6.0625" table:style-name="ce1">
            <text:p>6,06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37.161999999999999" table:style-name="ce1">
            <text:p>37,1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39.325699999999998" table:style-name="ce1">
            <text:p>39,32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59.627200000000002" table:style-name="ce1">
            <text:p>59,62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3.017600000000002" table:style-name="ce1">
            <text:p>63,01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0.203400000000002" table:style-name="ce1">
            <text:p>60,20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3.980499999999999" table:style-name="ce1">
            <text:p>63,98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8.3242999999999991" table:style-name="ce1">
            <text:p>8,32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29.4358" table:style-name="ce1">
            <text:p>29,43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35.902900000000002" table:style-name="ce1">
            <text:p>35,90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38.484699999999997" table:style-name="ce1">
            <text:p>38,48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41.651499999999999" table:style-name="ce1">
            <text:p>41,65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35.205100000000002" table:style-name="ce1">
            <text:p>35,20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.8078000000000003" table:style-name="ce1">
            <text:p>6,80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9.7409999999999997" table:style-name="ce1">
            <text:p>9,7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7.8392999999999997" table:style-name="ce1">
            <text:p>7,83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7.8136999999999999" table:style-name="ce1">
            <text:p>7,81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6.8093000000000004" table:style-name="ce1">
            <text:p>6,80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6.5075000000000003" table:style-name="ce1">
            <text:p>6,50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27.464200000000002" table:style-name="ce1">
            <text:p>27,46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6.0744999999999996" table:style-name="ce1">
            <text:p>6,07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1.8901" table:style-name="ce1">
            <text:p>31,89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0.087700000000002" table:style-name="ce1">
            <text:p>30,08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76.009399999999999" table:style-name="ce1">
            <text:p>76,00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9.7211999999999996" table:style-name="ce1">
            <text:p>9,72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6.1182999999999996" table:style-name="ce1">
            <text:p>6,11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66.008600000000001" table:style-name="ce1">
            <text:p>66,00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7.0963000000000003" table:style-name="ce1">
            <text:p>7,09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6.1428000000000003" table:style-name="ce1">
            <text:p>6,14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5.567399999999999" table:style-name="ce1">
            <text:p>35,56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1.148499999999999" table:style-name="ce1">
            <text:p>31,14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29.808499999999999" table:style-name="ce1">
            <text:p>29,80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50.545200000000001" table:style-name="ce1">
            <text:p>50,54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5.9634999999999998" table:style-name="ce1">
            <text:p>5,96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66.112200000000001" table:style-name="ce1">
            <text:p>66,11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43.536099999999998" table:style-name="ce1">
            <text:p>43,53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68.318899999999999" table:style-name="ce1">
            <text:p>68,31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59.701099999999997" table:style-name="ce1">
            <text:p>59,70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61.286200000000001" table:style-name="ce1">
            <text:p>61,28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49.823" table:style-name="ce1">
            <text:p>49,8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29.283999999999999" table:style-name="ce1">
            <text:p>29,2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30.728999999999999" table:style-name="ce1">
            <text:p>30,7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29.197399999999998" table:style-name="ce1">
            <text:p>29,19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6.5776000000000003" table:style-name="ce1">
            <text:p>6,57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28.734500000000001" table:style-name="ce1">
            <text:p>28,73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30.819099999999999" table:style-name="ce1">
            <text:p>30,8191</text:p>
          </table:table-cell>
          <table:table-cell table:number-columns-repeated="16380"/>
        </table:table-row>
        <table:table-row table:number-rows-repeated="1048005" table:style-name="ro1">
          <table:table-cell table:number-columns-repeated="16384"/>
        </table:table-row>
      </table:table>
      <table:database-ranges>
        <table:database-range table:target-range-address="tester-performance-1-clean.A1:tester-performance-1-clean.D571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CARLOS CERDA MORALES</meta:initial-creator>
    <dc:creator>CARLOS CERDA MORALES</dc:creator>
    <meta:creation-date>2025-05-25T15:34:57Z</meta:creation-date>
    <dc:date>2025-05-25T16:03:44Z</dc:date>
  </office:meta>
</office:document-meta>
</file>